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9cd" officeooo:paragraph-rsid="001a59cd"/>
    </style:style>
    <style:style style:name="P2" style:family="paragraph" style:parent-style-name="Standard">
      <style:text-properties officeooo:rsid="001a59cd" officeooo:paragraph-rsid="001b2d6d"/>
    </style:style>
    <style:style style:name="P3" style:family="paragraph" style:parent-style-name="Standard">
      <style:text-properties officeooo:rsid="001c99d8" officeooo:paragraph-rsid="001b2d6d"/>
    </style:style>
    <style:style style:name="P4" style:family="paragraph" style:parent-style-name="Standard">
      <style:text-properties officeooo:rsid="001c99d8" officeooo:paragraph-rsid="001a59cd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officeooo:paragraph-rsid="001dd72a"/>
    </style:style>
    <style:style style:name="P8" style:family="paragraph" style:parent-style-name="Text_20_body" style:list-style-name="L4"/>
    <style:style style:name="T1" style:family="text">
      <style:text-properties officeooo:rsid="001a59cd"/>
    </style:style>
    <style:style style:name="T2" style:family="text">
      <style:text-properties officeooo:rsid="001dd72a"/>
    </style:style>
    <style:style style:name="T3" style:family="text">
      <style:text-properties officeooo:rsid="001c99d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ello, thank you for being here today. Let's start the interview.</text:p>
      <text:list text:style-name="L4">
        <text:list-item>
          <text:p text:style-name="P8">Can you tell me about yourself?</text:p>
        </text:list-item>
        <text:list-item>
          <text:p text:style-name="P8">Why are you interested in working with our company?</text:p>
        </text:list-item>
        <text:list-item>
          <text:p text:style-name="P8">Where do you see yourself in five years?</text:p>
        </text:list-item>
      </text:list>
      <text:p text:style-name="Text_20_body">Thank you Sr, I will call you.</text:p>
      <text:p text:style-name="Text_20_body"/>
      <text:p text:style-name="P7">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7"/>
      <text:p text:style-name="P7"><text:span text:style-name="T2"><text:tab/>1. </text:span><text:span text:style-name="T3">Tell me about yourself.</text:span></text:p>
      <text:p text:style-name="P7">Hello, my name is Juan Jose Peña. I'm 18 years old and I'm a software developer. I studied for one year at Riwi, and currently I’m studying Systems Engineering.</text:p>
      <text:p text:style-name="Text_20_body">I can work with several programming languages such as HTML, CSS, JavaScript, Python, C#, and Java. I would describe myself as a fast learner, and I always try to write code that actually works and solves real problems.</text:p>
      <text:p text:style-name="Horizontal_20_Line"/>
      <text:list text:style-name="L2">
        <text:list-item>
          <text:p text:style-name="P5">Why are you interested in working with our company?</text:p>
        </text:list-item>
      </text:list>
      <text:p text:style-name="Text_20_body">I’m interested in your company because Because this company is one of the largest in the world and I want to learn a lot and be one of the best.</text:p>
      <text:p text:style-name="Horizontal_20_Line"/>
      <text:list text:style-name="L3">
        <text:list-item>
          <text:p text:style-name="P6">Where do you see yourself in five years?</text:p>
        </text:list-item>
      </text:list>
      <text:p text:style-name="Text_20_body">In five years, I see myself working as a professional software developer in a strong company.</text:p>
      <text:p text:style-name="Text_20_body">I would like to specialize in backend or full-stack development, and I like contribute to important projects for this company and many solutions for all your problem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4:14:26.895850654</meta:creation-date>
    <dc:date>2026-04-01T14:41:56.936459082</dc:date>
    <meta:editing-duration>PT28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209" meta:character-count="1367" meta:non-whitespace-character-count="1176"/>
  </office:meta>
</office:document-meta>
</file>